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Normal">
      <style:text-properties style:font-name="Arial Rounded MT Bold"/>
    </style:style>
    <style:style style:name="P2" style:family="paragraph" style:parent-style-name="Normal">
      <style:text-properties style:font-name="Arial Rounded MT Bold" fo:font-weight="bold" style:font-weight-asian="bold"/>
    </style:style>
    <style:style style:name="P3" style:family="paragraph" style:parent-style-name="Standard">
      <style:text-properties style:font-name="Arial Rounded MT Bold"/>
    </style:style>
    <style:style style:name="P4" style:family="paragraph" style:parent-style-name="Standard">
      <style:text-properties style:font-name="Arial Rounded MT Bold" fo:font-weight="bold" style:font-weight-asian="bold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style:font-name="Arial Rounded MT Bold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Arial Rounded MT Bold"/>
    </style:style>
    <style:style style:name="P7" style:family="paragraph" style:parent-style-name="Normal" style:master-page-name="MP0">
      <style:paragraph-properties style:page-number="auto" fo:break-before="page"/>
      <style:text-properties style:font-name="Arial Rounded MT Bold" fo:font-weight="bold" style:font-weight-asian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Arial Rounded MT Bold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weight="bold" style:font-weight-asian="bold"/>
    </style:style>
    <style:style style:name="T3" style:family="text">
      <style:text-properties style:font-name="Wingdings" fo:font-weight="bold" style:font-name-asian="Wingdings" style:font-weight-asian="bold" style:font-name-complex="Wingdings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 Rounded MT Bold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Bases de Datos I</text:p>
      <text:p text:style-name="P2">08/10/2020</text:p>
      <text:p text:style-name="P2">Apuntes de la clase 08/10</text:p>
      <text:p text:style-name="P1">IS-501<text:line-break/>José Inestroza</text:p>
      <text:p text:style-name="P4"/>
      <text:p text:style-name="Standard"><text:span text:style-name="Fuente_20_de_20_párrafo_20_predeter."><text:span text:style-name="T2">Operadores<text:line-break/></text:span></text:span><text:span text:style-name="Fuente_20_de_20_párrafo_20_predeter."><text:span text:style-name="T1">Los operadores: =, &lt;, &gt;, &lt;&gt;, &lt;=, =&gt;, &lt;&lt;, &gt;&gt;, &lt;=&gt;, AND, OR o LIKE se pueden usar en expresiones en la lista de columnas de salida( a la izquierda de FROM) en instrucciones SELECT. También pueden aplicarse en los condicionales WHERE, Ejemplo: </text:span></text:span></text:p>
      <text:p text:style-name="P3"/>
      <text:p text:style-name="Standard"><text:span text:style-name="Fuente_20_de_20_párrafo_20_predeter."><text:span text:style-name="T1">Comando: </text:span></text:span><text:span text:style-name="Fuente_20_de_20_párrafo_20_predeter."><text:span text:style-name="T2">$ SELECT col1 = 1 AND col2 = 2 FROM my_table;</text:span></text:span></text:p>
      <text:p text:style-name="P4"/>
      <text:p text:style-name="Standard"><text:span text:style-name="Fuente_20_de_20_párrafo_20_predeter."><text:span text:style-name="T2">LIKE<text:line-break/></text:span></text:span><text:span text:style-name="Fuente_20_de_20_párrafo_20_predeter."><text:span text:style-name="T1">El operador LIKE se usa en la cláusula WHERE para buscar un patrón específico sobre un atributo. Los patrones en SQL se aplican con algo llamado Comodines. </text:span></text:span></text:p>
      <text:p text:style-name="Standard"><text:span text:style-name="Fuente_20_de_20_párrafo_20_predeter."><text:span text:style-name="T1">Hay dos comodines que se utilizan con el operador LIKE, pueden tener diferentes combinaciones y esas combinaciones son las que permiten identificar patrones; los comodines siguientes pueden variar según SGBD. <text:line-break/>- </text:span></text:span><text:span text:style-name="Fuente_20_de_20_párrafo_20_predeter."><text:span text:style-name="T2">% </text:span></text:span><text:span text:style-name="Fuente_20_de_20_párrafo_20_predeter."><text:span text:style-name="T1">Representa 0, 1 o varíos caracteres es decir puede haber cualquier carácter cualquier cantidad de veces (En expresión regular “ </text:span></text:span><text:span text:style-name="Fuente_20_de_20_párrafo_20_predeter."><text:span text:style-name="T2">.* ”</text:span></text:span><text:span text:style-name="Fuente_20_de_20_párrafo_20_predeter."><text:span text:style-name="T1">).</text:span></text:span></text:p>
      <text:p text:style-name="Standard"><text:span text:style-name="Fuente_20_de_20_párrafo_20_predeter."><text:span text:style-name="T1">- </text:span></text:span><text:span text:style-name="Fuente_20_de_20_párrafo_20_predeter."><text:span text:style-name="T2">_ </text:span></text:span><text:span text:style-name="Fuente_20_de_20_párrafo_20_predeter."><text:span text:style-name="T1"><text:s/>Representa un solo carácter cualquier carácter pero solo una repetición.</text:span></text:span></text:p>
      <text:p text:style-name="P3"/>
      <text:p text:style-name="P3">Ejemplos:</text:p>
      <text:p text:style-name="P3">En la cláusula WHERE</text:p>
      <text:list xml:id="list233163317" text:style-name="L1">
        <text:list-item>
          <text:p text:style-name="P8"><text:span text:style-name="Fuente_20_de_20_párrafo_20_predeter."><text:span text:style-name="T1">Atributo LIKE </text:span></text:span><text:span text:style-name="Fuente_20_de_20_párrafo_20_predeter."><text:span text:style-name="T2">‘ z___% ’</text:span></text:span><text:span text:style-name="Fuente_20_de_20_párrafo_20_predeter."><text:span text:style-name="T1">: Buscar cualquier valor que comience con “z” que tenga al menos 3 caracteres de longitud. </text:span></text:span></text:p>
        </text:list-item>
        <text:list-item>
          <text:p text:style-name="P9">Atributo LIKE ‘_z% ’: Cualquier valor que tenga una z en la segunda posición.</text:p>
        </text:list-item>
        <text:list-item>
          <text:p text:style-name="P9">Atributo LIKE ‘%z‘: Buscar cualquier valor que termine en una z.</text:p>
        </text:list-item>
        <text:list-item>
          <text:p text:style-name="P9">Atributo LIKE ‘%hn%‘: Buscar cualquier valor que tenga hn en cualquier posición del campo.</text:p>
        </text:list-item>
      </text:list>
      <text:p text:style-name="P3"/>
      <text:p text:style-name="Standard"><text:span text:style-name="Fuente_20_de_20_párrafo_20_predeter."><text:span text:style-name="T2">IN<text:line-break/></text:span></text:span><text:span text:style-name="Fuente_20_de_20_párrafo_20_predeter."><text:span text:style-name="T1">Abreviatura de multiples condiciones OR permite especificar varios valores en una clausula WHERE, Ejemplo:</text:span></text:span>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WHERE atributo IN(value1, value2, …);</text:span></text:span>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WHERE atributo IN(SELECT STATEMENT …);</text:span></text:span></text:p>
      <text:p text:style-name="P4"/>
      <text:p text:style-name="Standard"><text:span text:style-name="Fuente_20_de_20_párrafo_20_predeter."><text:span text:style-name="T2">GROUP BY, MAX, MIN, AVG, SUM<text:line-break/></text:span></text:span><text:span text:style-name="Fuente_20_de_20_párrafo_20_predeter."><text:span text:style-name="T1">La función COUNT() devuelve el numero de filas que coincide con un criterio especifico, se ha usado para la verificación de existencia de cantidad de tareas para un usuario, etc.</text:span></text:span></text:p>
      <text:p text:style-name="P3"/>
      <text:list xml:id="list105605246192397" text:continue-numbering="true" text:style-name="L1">
        <text:list-item>
          <text:p text:style-name="P9">La función MIN() devuelve el valor más pequeño de la columna seleccionada.</text:p>
        </text:list-item>
        <text:list-item>
          <text:p text:style-name="P9">La función MAX() devuelve el valor más grande de la columna seleccionada.</text:p>
        </text:list-item>
        <text:list-item>
          <text:p text:style-name="P9">La función AVG() devuelve el valor promedio de una columna numérica.</text:p>
        </text:list-item>
        <text:list-item>
          <text:p text:style-name="P9">La función SUM() devuelve la suma total de una columna numérica.</text:p>
        </text:list-item>
      </text:list>
      <text:p text:style-name="P3"/>
      <text:p text:style-name="Standard"><text:soft-page-break/><text:span text:style-name="Fuente_20_de_20_párrafo_20_predeter."><text:span text:style-name="T2">ORDER BY<text:line-break/></text:span></text:span><text:span text:style-name="Fuente_20_de_20_párrafo_20_predeter."><text:span text:style-name="T1">Se utiliza para ordenar el conjunto de resultados en orden ascendente (ASC) o descendente (DESC).</text:span></text:span></text:p>
      <text:p text:style-name="Standard"><text:span text:style-name="Fuente_20_de_20_párrafo_20_predeter."><text:span text:style-name="T2">HAVING<text:line-break/></text:span></text:span><text:span text:style-name="Fuente_20_de_20_párrafo_20_predeter."><text:span text:style-name="T1">Dicha cláusula se usa en SQL para cuando existen condicionales que no pueden aplicarse en el WHERE. <text:s/>Ejemplo: </text:span></text:span></text:p>
      <text:p text:style-name="Standard"><text:span text:style-name="Fuente_20_de_20_párrafo_20_predeter."><text:span text:style-name="T1">Comando: </text:span></text:span><text:span text:style-name="Fuente_20_de_20_párrafo_20_predeter."><text:span text:style-name="T2">$ GROUP BY atributo(s) HAVING condicional</text:span></text:span></text:p>
      <text:p text:style-name="P5"/>
      <text:p text:style-name="P3"/>
      <text:p text:style-name="P3"/>
      <text:p text:style-name="Standard"><text:span text:style-name="Fuente_20_de_20_párrafo_20_predeter."><text:span text:style-name="T2">Ejemplo </text:span></text:span><text:span text:style-name="Fuente_20_de_20_párrafo_20_predeter."><text:span text:style-name="T3"></text:span></text:span><text:span text:style-name="Fuente_20_de_20_párrafo_20_predeter."><text:span text:style-name="T2"> DDS_DMS.sql</text:span></text:span></text:p>
      <text:p text:style-name="P4"/>
      <text:p text:style-name="P3">DROP DATABASE IF EXISTS InformationTechnologies;</text:p>
      <text:p text:style-name="P3"/>
      <text:p text:style-name="P3">CREATE DATABASE InformationTechnologies CHARACTER SET utf8;</text:p>
      <text:p text:style-name="P3"/>
      <text:p text:style-name="P3">USE InformationTechnologies; </text:p>
      <text:p text:style-name="P3"/>
      <text:p text:style-name="P3">CREATE TABLE PCInventory(<text:line-break/><text:tab/>id AUTO_INCREMENT PRIMARY KEY,</text:p>
      <text:p text:style-name="P3"><text:tab/>tex_name TEXT NOT NULL,</text:p>
      <text:p text:style-name="P3"><text:tab/>cod_type ENUM(‘Laptop’, ‘Desktop’, ‘Tablet’) NOT NULL DEFAULT ‘Laptop’,</text:p>
      <text:p text:style-name="P3"><text:tab/>sma_ram SMALLINT UNSIGNET NOT NULL, DEFAULT 0, </text:p>
      <text:p text:style-name="P3"><text:tab/>sma_ssd SMALLINT UNSIGNET NOT NULL DEFAULT 0,</text:p>
      <text:p text:style-name="P3">);<text:line-break/></text:p>
      <text:p text:style-name="P3">INSERT INTO PCInventory( tex_name, sma_ram, <text:s/>sma_ssd) VALUES <text:s/></text:p>
      <text:p text:style-name="P3"><text:tab/>(“HP1020”, 4, 32), </text:p>
      <text:p text:style-name="P3"><text:tab/>(“HP1021”, 8, 32),</text:p>
      <text:p text:style-name="P3"><text:tab/>(“HP1022”, 16, 64), </text:p>
      <text:p text:style-name="P3"><text:s/><text:tab/>(“HP1023”, 32, 512), </text:p>
      <text:p text:style-name="P6">(“Dell XPS 12”, 32, 512),</text:p>
      <text:p text:style-name="P6">(“Dell XPS 17 1”, 16, 2048),</text:p>
      <text:p text:style-name="P6">(“Dell XPS 12”, 64, 2048),</text:p>
      <text:p text:style-name="P6">(“Dell XPS 12”, 16, 128),</text:p>
      <text:p text:style-name="P6">(“Dell XPS 12”, 128, 256)</text:p>
      <text:p text:style-name="P3">);</text:p>
      <text:p text:style-name="P3"/>
      <text:p text:style-name="P3">-- Listar todos los computadores del inventario – </text:p>
      <text:p text:style-name="P4">SELECT tex_name AS “Marca”, sma_ram AS “RAM”, sma_ssd AS “SSD” FROM PCInvetory;</text:p>
      <text:p text:style-name="P3"/>
      <text:p text:style-name="P3">-- Listar todos los computadores que tienen 16 o 64 GB de ram –</text:p>
      <text:p text:style-name="P4">SELECT tex_name AS “Marca”, sma_ram AS “RAM”, sma_ssd AS “SSD” FROM PCInvetory WHERE sma_ram IN (16,64);</text:p>
      <text:p text:style-name="P3"/>
      <text:p text:style-name="P3">-- Listar todos los computadores que tienen en su nombre XPS –</text:p>
      <text:p text:style-name="P4">SELECT tex_name AS “Marca”, sma_ram AS “RAM”, sma_ssd AS “SSD” FROM PCInvetory WHERE tex_name LIKE “%XPS%”;</text:p>
      <text:p text:style-name="P3"/>
      <text:p text:style-name="P3">-- Listar todos los computadores que hay para cada cantidad de ram –</text:p>
      <text:p text:style-name="P4"><text:soft-page-break/>SELECT sma_ram AS “RAM”, COUNT(*) AS “Cantidad” <text:s/>FROM PCInvetory GROUP BY sma_ram;</text:p>
      <text:p text:style-name="P3"/>
      <text:p text:style-name="P3">-- Listar todos los computadores que hay por cantidad de RAM, mostrando los grupos donde hay 2 o más dispositivos–</text:p>
      <text:p text:style-name="P4">SELECT sma_ram AS “RAM”, COUNT(*) AS “Cantidad” <text:s/>FROM PCInvetory GROUP BY sma_ram HAVING COUNT(*)&gt;=2;</text:p>
      <text:p text:style-name="P3"/>
      <text:p text:style-name="P3">-- Listar todos los computadores que hay por cantidad de RAM, mostrando los grupos donde hay 2 o más dispositivos mostrando solo 3 registros–</text:p>
      <text:p text:style-name="P4">SELECT sma_ram AS “RAM”, COUNT(*) AS “Cantidad” <text:s/>FROM PCInvetory GROUP BY sma_ram HAVING COUNT(*)&gt;=2 LIMIT 3;</text:p>
      <text:p text:style-name="P3"/>
      <text:p text:style-name="P4">-- PROBAR ESTO --</text:p>
      <text:p text:style-name="P3">-- Listar todos los computadores que hay por cantidad de RAM, mostrando los grupos donde hay 2 o más dispositivos mostrando solo 3 registros y que estén ordenados de mayor a menor–</text:p>
      <text:p text:style-name="P4">SELECT sma_ram AS “RAM”, COUNT(*) AS “Cantidad” <text:s/>FROM PCInvetory GROUP BY sma_ram HAVING COUNT(*)&gt;=2 ORDER BY “Cantidad” DESC LIMIT 3 ;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H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Arial Rounded MT Bold" fo:font-family="'Arial Rounded MT Bold'" style:font-family-generic="swiss" style:font-pitch="variable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Edgar Josué Benedetto Godoy</meta:initial-creator>
    <meta:creation-date>2020-09-11T09:09:00Z</meta:creation-date>
    <dc:date>2020-10-21T10:56:04.103444859</dc:date>
    <meta:editing-cycles>24</meta:editing-cycles>
    <meta:editing-duration>PT11H17M55S</meta:editing-duration>
    <meta:document-statistic meta:table-count="0" meta:image-count="0" meta:object-count="0" meta:page-count="3" meta:paragraph-count="62" meta:word-count="715" meta:character-count="4407" meta:non-whitespace-character-count="3726"/>
    <meta:template xlink:type="simple" xlink:actuate="onRequest" xlink:title="" xlink:href="Normal"/>
  </office:meta>
</office:document-meta>
</file>